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ublishOptions.isHaltOnMi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Options.is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Options.getExtraArtifa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Options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Options.setPubdate( Date pub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ublishOptions.setPubbranch( String pubbran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ublishOptions.setValidate( boolean vali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ublishOptions.getConf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Options.getPub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Options.setPubrevision( String pubrevi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ublishOptions.setExtraArtifacts( Artifact [ ] extraArtifa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ublishOptions.setConfs( String [ ] con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ublishOptions.isWarnOnMi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Options.setUpdate( boolean up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ublishOptions.setHaltOnMissing( boolean haltonmiss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ublishOptions.getPubBran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Options.isOver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Options.getPub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Options.setOverwrite( boolean overwr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ublishOptions.setStatus( String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ublishOptions.setWarnOnMissing( boolean warnonmiss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ublishOptions.isUp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Options.getSrcIvy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shOptions.setSrcIvyPattern( String srcIvy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